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cb1" officeooo:paragraph-rsid="0010acb1"/>
    </style:style>
    <style:style style:name="T1" style:family="text">
      <style:text-properties officeooo:rsid="0011f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simple de traducción. <text:span text:style-name="T1">U</text:span>no, dos, tres, cuatr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5:03:20.374000000</meta:creation-date>
    <dc:date>2020-12-09T16:56:19.978000000</dc:date>
    <meta:editing-duration>PT1M37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" meta:word-count="8" meta:character-count="52" meta:non-whitespace-character-count="45"/>
  </office:meta>
</office:document-meta>
</file>